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/>
      <text:p text:style-name="Standard">class OStack{</text:p>
      <text:p text:style-name="Standard"><text:s text:c="4"/>private int top;</text:p>
      <text:p text:style-name="Standard"><text:s text:c="4"/>private int max;</text:p>
      <text:p text:style-name="Standard"><text:s text:c="4"/>private char arr[];</text:p>
      <text:p text:style-name="Standard"/>
      <text:p text:style-name="Standard"><text:s text:c="4"/>public OStack(int n){</text:p>
      <text:p text:style-name="Standard"><text:s text:c="8"/>max=n;</text:p>
      <text:p text:style-name="Standard"><text:s text:c="8"/>top=-1;</text:p>
      <text:p text:style-name="Standard"><text:s text:c="8"/>arr=new char[max];</text:p>
      <text:p text:style-name="Standard"><text:s text:c="4"/>}</text:p>
      <text:p text:style-name="Standard"/>
      <text:p text:style-name="Standard"><text:s text:c="4"/>public void push(char a){</text:p>
      <text:p text:style-name="Standard"><text:s text:c="8"/>top++;</text:p>
      <text:p text:style-name="Standard"><text:s text:c="8"/>arr[top]=a;</text:p>
      <text:p text:style-name="Standard"><text:s text:c="4"/>}</text:p>
      <text:p text:style-name="Standard"/>
      <text:p text:style-name="Standard"><text:s text:c="4"/>public char pop(){</text:p>
      <text:p text:style-name="Standard"><text:s text:c="8"/>return arr[top--];</text:p>
      <text:p text:style-name="Standard"><text:s text:c="4"/>}</text:p>
      <text:p text:style-name="Standard"/>
      <text:p text:style-name="Standard"><text:s text:c="4"/>public boolean isEmpty(){</text:p>
      <text:p text:style-name="Standard"><text:s text:c="8"/>if(top==-1){</text:p>
      <text:p text:style-name="Standard"><text:s text:c="12"/>return true;</text:p>
      <text:p text:style-name="Standard"><text:s text:c="8"/>}else{</text:p>
      <text:p text:style-name="Standard"><text:s text:c="12"/>return false;</text:p>
      <text:p text:style-name="Standard"><text:s text:c="8"/>}</text:p>
      <text:p text:style-name="Standard"><text:s text:c="4"/>}</text:p>
      <text:p text:style-name="Standard"/>
      <text:p text:style-name="Standard"><text:s text:c="4"/>public boolean isFull(){</text:p>
      <text:p text:style-name="Standard"><text:s text:c="8"/>if(top==max-1){</text:p>
      <text:p text:style-name="Standard"><text:s text:c="12"/>return true;</text:p>
      <text:p text:style-name="Standard"><text:s text:c="8"/>}else{</text:p>
      <text:p text:style-name="Standard"><text:s text:c="12"/>return false;</text:p>
      <text:p text:style-name="Standard"><text:s text:c="8"/>}</text:p>
      <text:p text:style-name="Standard"><text:s text:c="4"/>}</text:p>
      <text:p text:style-name="Standard"><text:s text:c="4"/>public char peek(){</text:p>
      <text:p text:style-name="Standard"><text:s text:c="8"/>return arr[top];</text:p>
      <text:p text:style-name="Standard"><text:s text:c="4"/>}</text:p>
      <text:p text:style-name="Standard">}</text:p>
      <text:p text:style-name="Standard"/>
      <text:p text:style-name="Standard">class parenthesis{</text:p>
      <text:p text:style-name="Standard"><text:s text:c="4"/>public static void main(String args[]){</text:p>
      <text:p text:style-name="Standard"><text:s text:c="8"/>String expr;</text:p>
      <text:p text:style-name="Standard"><text:s text:c="8"/>String temp="";</text:p>
      <text:p text:style-name="Standard"><text:s text:c="8"/>int n,flag=0;</text:p>
      <text:p text:style-name="Standard"><text:s text:c="8"/>System.out.println("Enter expression");</text:p>
      <text:p text:style-name="Standard"/>
      <text:p text:style-name="Standard"><text:s text:c="8"/>Scanner scn=new Scanner(System.in);</text:p>
      <text:p text:style-name="Standard"><text:s text:c="8"/>expr=scn.nextLine().toLowerCase();</text:p>
      <text:p text:style-name="Standard"><text:s text:c="8"/>n=expr.length();</text:p>
      <text:p text:style-name="Standard"><text:soft-page-break/></text:p>
      <text:p text:style-name="Standard"><text:s text:c="8"/>OStack stck=new OStack(n);</text:p>
      <text:p text:style-name="Standard"/>
      <text:p text:style-name="Standard"><text:s text:c="8"/>for(int i=0;i&lt;n;i++){</text:p>
      <text:p text:style-name="Standard"><text:s text:c="12"/>if(!stck.isFull()){</text:p>
      <text:p text:style-name="Standard"><text:s text:c="16"/>char curr=expr.charAt(i);</text:p>
      <text:p text:style-name="Standard"><text:s text:c="16"/>if(curr=='{'||curr=='('||curr=='['){</text:p>
      <text:p text:style-name="Standard"><text:s text:c="20"/>stck.push(curr);</text:p>
      <text:p text:style-name="Standard"><text:s text:c="16"/>}</text:p>
      <text:p text:style-name="Standard"><text:s text:c="14"/></text:p>
      <text:p text:style-name="Standard"><text:s text:c="16"/>if(curr=='}'||curr==']'||curr==')'){</text:p>
      <text:p text:style-name="Standard"><text:s text:c="20"/></text:p>
      <text:p text:style-name="Standard"><text:s text:c="20"/>if(stck.isEmpty()){</text:p>
      <text:p text:style-name="Standard"><text:s text:c="24"/>System.out.println("Expression not valid");</text:p>
      <text:p text:style-name="Standard"><text:s text:c="24"/>flag=0;</text:p>
      <text:p text:style-name="Standard"><text:s text:c="24"/>break;</text:p>
      <text:p text:style-name="Standard"><text:s text:c="20"/>}</text:p>
      <text:p text:style-name="Standard"><text:s text:c="20"/>char open=stck.pop();</text:p>
      <text:p text:style-name="Standard"><text:s text:c="20"/>if((open=='{'&amp;&amp; curr=='}') ||(open=='('&amp;&amp; curr==')') ||(open=='['&amp;&amp; curr==']')){</text:p>
      <text:p text:style-name="Standard"><text:s text:c="24"/>flag=1;</text:p>
      <text:p text:style-name="Standard"><text:s text:c="20"/>}else{</text:p>
      <text:p text:style-name="Standard"><text:s text:c="24"/>System.out.println("Expression not valid");</text:p>
      <text:p text:style-name="Standard"><text:s text:c="24"/>flag=0;</text:p>
      <text:p text:style-name="Standard"><text:s text:c="24"/>break;</text:p>
      <text:p text:style-name="Standard"><text:s text:c="20"/>}</text:p>
      <text:p text:style-name="Standard"><text:s text:c="16"/>}</text:p>
      <text:p text:style-name="Standard"><text:s text:c="16"/></text:p>
      <text:p text:style-name="Standard"><text:s text:c="12"/>} </text:p>
      <text:p text:style-name="Standard"><text:s text:c="8"/>}</text:p>
      <text:p text:style-name="Standard"/>
      <text:p text:style-name="Standard"><text:s text:c="8"/>if(flag==1){</text:p>
      <text:p text:style-name="Standard"><text:s text:c="12"/>System.out.println("Expression is valid");</text:p>
      <text:p text:style-name="Standard"><text:s text:c="8"/>}</text:p>
      <text:p text:style-name="Standard"><text:s/></text:p>
      <text:p text:style-name="Standard"/>
      <text:p text:style-name="Standard"><text:s text:c="4"/></text:p>
      <text:p text:style-name="Standard"><text:s text:c="8"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1:20:48.884835020</meta:creation-date>
    <dc:date>2022-05-16T01:21:16.110096086</dc:date>
    <meta:editing-duration>PT28S</meta:editing-duration>
    <meta:editing-cycles>1</meta:editing-cycles>
    <meta:document-statistic meta:table-count="0" meta:image-count="0" meta:object-count="0" meta:page-count="2" meta:paragraph-count="77" meta:word-count="128" meta:character-count="1902" meta:non-whitespace-character-count="1047"/>
    <meta:generator>LibreOffice/6.4.7.2$Linux_X86_64 LibreOffice_project/40$Build-2</meta:generator>
  </office:meta>
</office:document-meta>
</file>